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_info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lk_size</text:p>
          </table:table-cell>
          <table:table-cell office:value-type="string" calcext:value-type="string">
            <text:p>unroll_level</text:p>
          </table:table-cell>
          <table:table-cell office:value-type="string" calcext:value-type="string">
            <text:p>gflops</text:p>
          </table:table-cell>
          <table:table-cell office:value-type="string" calcext:value-type="string">
            <text:p>l1_a</text:p>
          </table:table-cell>
          <table:table-cell office:value-type="string" calcext:value-type="string">
            <text:p>l1_m</text:p>
          </table:table-cell>
          <table:table-cell office:value-type="string" calcext:value-type="string">
            <text:p>L1MR</text:p>
          </table:table-cell>
          <table:table-cell office:value-type="string" calcext:value-type="string">
            <text:p>l2_a</text:p>
          </table:table-cell>
          <table:table-cell office:value-type="string" calcext:value-type="string">
            <text:p>l2_m</text:p>
          </table:table-cell>
          <table:table-cell office:value-type="string" calcext:value-type="string">
            <text:p>L2MR</text:p>
          </table:table-cell>
          <table:table-cell office:value-type="string" calcext:value-type="string">
            <text:p>TLBM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.607289" calcext:value-type="float">
            <text:p>1.607289</text:p>
          </table:table-cell>
          <table:table-cell office:value-type="float" office:value="4304140502" calcext:value-type="float">
            <text:p>4304140502</text:p>
          </table:table-cell>
          <table:table-cell office:value-type="float" office:value="88602897" calcext:value-type="float">
            <text:p>88602897</text:p>
          </table:table-cell>
          <table:table-cell office:value-type="float" office:value="0.020586" calcext:value-type="float">
            <text:p>0.020586</text:p>
          </table:table-cell>
          <table:table-cell office:value-type="float" office:value="189831494" calcext:value-type="float">
            <text:p>189831494</text:p>
          </table:table-cell>
          <table:table-cell office:value-type="float" office:value="493089" calcext:value-type="float">
            <text:p>493089</text:p>
          </table:table-cell>
          <table:table-cell office:value-type="float" office:value="0.002598" calcext:value-type="float">
            <text:p>0.002598</text:p>
          </table:table-cell>
          <table:table-cell office:value-type="float" office:value="71007" calcext:value-type="float">
            <text:p>71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.852591" calcext:value-type="float">
            <text:p>1.852591</text:p>
          </table:table-cell>
          <table:table-cell office:value-type="float" office:value="3833330234" calcext:value-type="float">
            <text:p>3833330234</text:p>
          </table:table-cell>
          <table:table-cell office:value-type="float" office:value="131127999" calcext:value-type="float">
            <text:p>131127999</text:p>
          </table:table-cell>
          <table:table-cell office:value-type="float" office:value="0.034207" calcext:value-type="float">
            <text:p>0.034207</text:p>
          </table:table-cell>
          <table:table-cell office:value-type="float" office:value="160578538" calcext:value-type="float">
            <text:p>160578538</text:p>
          </table:table-cell>
          <table:table-cell office:value-type="float" office:value="741533" calcext:value-type="float">
            <text:p>741533</text:p>
          </table:table-cell>
          <table:table-cell office:value-type="float" office:value="0.004618" calcext:value-type="float">
            <text:p>0.004618</text:p>
          </table:table-cell>
          <table:table-cell office:value-type="float" office:value="70905" calcext:value-type="float">
            <text:p>709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.004157" calcext:value-type="float">
            <text:p>2.004157</text:p>
          </table:table-cell>
          <table:table-cell office:value-type="float" office:value="3565501656" calcext:value-type="float">
            <text:p>3565501656</text:p>
          </table:table-cell>
          <table:table-cell office:value-type="float" office:value="81223482" calcext:value-type="float">
            <text:p>81223482</text:p>
          </table:table-cell>
          <table:table-cell office:value-type="float" office:value="0.02278" calcext:value-type="float">
            <text:p>0.02278</text:p>
          </table:table-cell>
          <table:table-cell office:value-type="float" office:value="200539941" calcext:value-type="float">
            <text:p>200539941</text:p>
          </table:table-cell>
          <table:table-cell office:value-type="float" office:value="852854" calcext:value-type="float">
            <text:p>852854</text:p>
          </table:table-cell>
          <table:table-cell office:value-type="float" office:value="0.004253" calcext:value-type="float">
            <text:p>0.004253</text:p>
          </table:table-cell>
          <table:table-cell office:value-type="float" office:value="71013" calcext:value-type="float">
            <text:p>710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.135883" calcext:value-type="float">
            <text:p>2.135883</text:p>
          </table:table-cell>
          <table:table-cell office:value-type="float" office:value="3360312878" calcext:value-type="float">
            <text:p>3360312878</text:p>
          </table:table-cell>
          <table:table-cell office:value-type="float" office:value="85933094" calcext:value-type="float">
            <text:p>85933094</text:p>
          </table:table-cell>
          <table:table-cell office:value-type="float" office:value="0.025573" calcext:value-type="float">
            <text:p>0.025573</text:p>
          </table:table-cell>
          <table:table-cell office:value-type="float" office:value="201018203" calcext:value-type="float">
            <text:p>201018203</text:p>
          </table:table-cell>
          <table:table-cell office:value-type="float" office:value="710707" calcext:value-type="float">
            <text:p>710707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70995" calcext:value-type="float">
            <text:p>709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.052199" calcext:value-type="float">
            <text:p>2.052199</text:p>
          </table:table-cell>
          <table:table-cell office:value-type="float" office:value="3294381598" calcext:value-type="float">
            <text:p>3294381598</text:p>
          </table:table-cell>
          <table:table-cell office:value-type="float" office:value="143001482" calcext:value-type="float">
            <text:p>143001482</text:p>
          </table:table-cell>
          <table:table-cell office:value-type="float" office:value="0.043408" calcext:value-type="float">
            <text:p>0.043408</text:p>
          </table:table-cell>
          <table:table-cell office:value-type="float" office:value="147034390" calcext:value-type="float">
            <text:p>147034390</text:p>
          </table:table-cell>
          <table:table-cell office:value-type="float" office:value="1167515" calcext:value-type="float">
            <text:p>1167515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70984" calcext:value-type="float">
            <text:p>70984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.140469" calcext:value-type="float">
            <text:p>2.140469</text:p>
          </table:table-cell>
          <table:table-cell office:value-type="float" office:value="3261285601" calcext:value-type="float">
            <text:p>3261285601</text:p>
          </table:table-cell>
          <table:table-cell office:value-type="float" office:value="143742944" calcext:value-type="float">
            <text:p>143742944</text:p>
          </table:table-cell>
          <table:table-cell office:value-type="float" office:value="0.044076" calcext:value-type="float">
            <text:p>0.044076</text:p>
          </table:table-cell>
          <table:table-cell office:value-type="float" office:value="146042231" calcext:value-type="float">
            <text:p>146042231</text:p>
          </table:table-cell>
          <table:table-cell office:value-type="float" office:value="1460247" calcext:value-type="float">
            <text:p>1460247</text:p>
          </table:table-cell>
          <table:table-cell office:value-type="float" office:value="0.009999" calcext:value-type="float">
            <text:p>0.009999</text:p>
          </table:table-cell>
          <table:table-cell office:value-type="float" office:value="71005" calcext:value-type="float">
            <text:p>710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.593701" calcext:value-type="float">
            <text:p>1.593701</text:p>
          </table:table-cell>
          <table:table-cell office:value-type="float" office:value="4298870653" calcext:value-type="float">
            <text:p>4298870653</text:p>
          </table:table-cell>
          <table:table-cell office:value-type="float" office:value="84793309" calcext:value-type="float">
            <text:p>84793309</text:p>
          </table:table-cell>
          <table:table-cell office:value-type="float" office:value="0.019725" calcext:value-type="float">
            <text:p>0.019725</text:p>
          </table:table-cell>
          <table:table-cell office:value-type="float" office:value="159645545" calcext:value-type="float">
            <text:p>159645545</text:p>
          </table:table-cell>
          <table:table-cell office:value-type="float" office:value="282277" calcext:value-type="float">
            <text:p>282277</text:p>
          </table:table-cell>
          <table:table-cell office:value-type="float" office:value="0.001768" calcext:value-type="float">
            <text:p>0.001768</text:p>
          </table:table-cell>
          <table:table-cell office:value-type="float" office:value="38179" calcext:value-type="float">
            <text:p>381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.848272" calcext:value-type="float">
            <text:p>1.848272</text:p>
          </table:table-cell>
          <table:table-cell office:value-type="float" office:value="3794642627" calcext:value-type="float">
            <text:p>3794642627</text:p>
          </table:table-cell>
          <table:table-cell office:value-type="float" office:value="111995597" calcext:value-type="float">
            <text:p>111995597</text:p>
          </table:table-cell>
          <table:table-cell office:value-type="float" office:value="0.029514" calcext:value-type="float">
            <text:p>0.029514</text:p>
          </table:table-cell>
          <table:table-cell office:value-type="float" office:value="150734531" calcext:value-type="float">
            <text:p>150734531</text:p>
          </table:table-cell>
          <table:table-cell office:value-type="float" office:value="367868" calcext:value-type="float">
            <text:p>367868</text:p>
          </table:table-cell>
          <table:table-cell office:value-type="float" office:value="0.002441" calcext:value-type="float">
            <text:p>0.002441</text:p>
          </table:table-cell>
          <table:table-cell office:value-type="float" office:value="38138" calcext:value-type="float">
            <text:p>381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.037076" calcext:value-type="float">
            <text:p>2.037076</text:p>
          </table:table-cell>
          <table:table-cell office:value-type="float" office:value="3525665379" calcext:value-type="float">
            <text:p>3525665379</text:p>
          </table:table-cell>
          <table:table-cell office:value-type="float" office:value="68105648" calcext:value-type="float">
            <text:p>68105648</text:p>
          </table:table-cell>
          <table:table-cell office:value-type="float" office:value="0.019317" calcext:value-type="float">
            <text:p>0.019317</text:p>
          </table:table-cell>
          <table:table-cell office:value-type="float" office:value="166115116" calcext:value-type="float">
            <text:p>166115116</text:p>
          </table:table-cell>
          <table:table-cell office:value-type="float" office:value="324432" calcext:value-type="float">
            <text:p>324432</text:p>
          </table:table-cell>
          <table:table-cell office:value-type="float" office:value="0.001953" calcext:value-type="float">
            <text:p>0.001953</text:p>
          </table:table-cell>
          <table:table-cell office:value-type="float" office:value="38189" calcext:value-type="float">
            <text:p>381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.13599" calcext:value-type="float">
            <text:p>2.13599</text:p>
          </table:table-cell>
          <table:table-cell office:value-type="float" office:value="3356827930" calcext:value-type="float">
            <text:p>3356827930</text:p>
          </table:table-cell>
          <table:table-cell office:value-type="float" office:value="65359282" calcext:value-type="float">
            <text:p>65359282</text:p>
          </table:table-cell>
          <table:table-cell office:value-type="float" office:value="0.019471" calcext:value-type="float">
            <text:p>0.019471</text:p>
          </table:table-cell>
          <table:table-cell office:value-type="float" office:value="166834755" calcext:value-type="float">
            <text:p>166834755</text:p>
          </table:table-cell>
          <table:table-cell office:value-type="float" office:value="251349" calcext:value-type="float">
            <text:p>251349</text:p>
          </table:table-cell>
          <table:table-cell office:value-type="float" office:value="0.001507" calcext:value-type="float">
            <text:p>0.001507</text:p>
          </table:table-cell>
          <table:table-cell office:value-type="float" office:value="38176" calcext:value-type="float">
            <text:p>381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.105084" calcext:value-type="float">
            <text:p>2.105084</text:p>
          </table:table-cell>
          <table:table-cell office:value-type="float" office:value="3289950745" calcext:value-type="float">
            <text:p>3289950745</text:p>
          </table:table-cell>
          <table:table-cell office:value-type="float" office:value="120239948" calcext:value-type="float">
            <text:p>120239948</text:p>
          </table:table-cell>
          <table:table-cell office:value-type="float" office:value="0.036548" calcext:value-type="float">
            <text:p>0.036548</text:p>
          </table:table-cell>
          <table:table-cell office:value-type="float" office:value="151837248" calcext:value-type="float">
            <text:p>151837248</text:p>
          </table:table-cell>
          <table:table-cell office:value-type="float" office:value="402483" calcext:value-type="float">
            <text:p>402483</text:p>
          </table:table-cell>
          <table:table-cell office:value-type="float" office:value="0.002651" calcext:value-type="float">
            <text:p>0.002651</text:p>
          </table:table-cell>
          <table:table-cell office:value-type="float" office:value="38185" calcext:value-type="float">
            <text:p>381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.053029" calcext:value-type="float">
            <text:p>2.053029</text:p>
          </table:table-cell>
          <table:table-cell office:value-type="float" office:value="3257210257" calcext:value-type="float">
            <text:p>3257210257</text:p>
          </table:table-cell>
          <table:table-cell office:value-type="float" office:value="138807189" calcext:value-type="float">
            <text:p>138807189</text:p>
          </table:table-cell>
          <table:table-cell office:value-type="float" office:value="0.042615" calcext:value-type="float">
            <text:p>0.042615</text:p>
          </table:table-cell>
          <table:table-cell office:value-type="float" office:value="140202744" calcext:value-type="float">
            <text:p>140202744</text:p>
          </table:table-cell>
          <table:table-cell office:value-type="float" office:value="734809" calcext:value-type="float">
            <text:p>734809</text:p>
          </table:table-cell>
          <table:table-cell office:value-type="float" office:value="0.005241" calcext:value-type="float">
            <text:p>0.005241</text:p>
          </table:table-cell>
          <table:table-cell office:value-type="float" office:value="38206" calcext:value-type="float">
            <text:p>38206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2.150865" calcext:value-type="float">
            <text:p>2.150865</text:p>
          </table:table-cell>
          <table:table-cell office:value-type="float" office:value="3239664664" calcext:value-type="float">
            <text:p>3239664664</text:p>
          </table:table-cell>
          <table:table-cell office:value-type="float" office:value="138803719" calcext:value-type="float">
            <text:p>138803719</text:p>
          </table:table-cell>
          <table:table-cell office:value-type="float" office:value="0.042845" calcext:value-type="float">
            <text:p>0.042845</text:p>
          </table:table-cell>
          <table:table-cell office:value-type="float" office:value="139965878" calcext:value-type="float">
            <text:p>139965878</text:p>
          </table:table-cell>
          <table:table-cell office:value-type="float" office:value="799400" calcext:value-type="float">
            <text:p>799400</text:p>
          </table:table-cell>
          <table:table-cell office:value-type="float" office:value="0.005711" calcext:value-type="float">
            <text:p>0.005711</text:p>
          </table:table-cell>
          <table:table-cell office:value-type="float" office:value="38167" calcext:value-type="float">
            <text:p>381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.714879" calcext:value-type="float">
            <text:p>1.714879</text:p>
          </table:table-cell>
          <table:table-cell office:value-type="float" office:value="4346699023" calcext:value-type="float">
            <text:p>4346699023</text:p>
          </table:table-cell>
          <table:table-cell office:value-type="float" office:value="36815527" calcext:value-type="float">
            <text:p>36815527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159705567" calcext:value-type="float">
            <text:p>159705567</text:p>
          </table:table-cell>
          <table:table-cell office:value-type="float" office:value="171570" calcext:value-type="float">
            <text:p>171570</text:p>
          </table:table-cell>
          <table:table-cell office:value-type="float" office:value="0.001074" calcext:value-type="float">
            <text:p>0.001074</text:p>
          </table:table-cell>
          <table:table-cell office:value-type="float" office:value="24123" calcext:value-type="float">
            <text:p>241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.81956" calcext:value-type="float">
            <text:p>1.81956</text:p>
          </table:table-cell>
          <table:table-cell office:value-type="float" office:value="3825299784" calcext:value-type="float">
            <text:p>3825299784</text:p>
          </table:table-cell>
          <table:table-cell office:value-type="float" office:value="48220139" calcext:value-type="float">
            <text:p>48220139</text:p>
          </table:table-cell>
          <table:table-cell office:value-type="float" office:value="0.012606" calcext:value-type="float">
            <text:p>0.012606</text:p>
          </table:table-cell>
          <table:table-cell office:value-type="float" office:value="158066042" calcext:value-type="float">
            <text:p>158066042</text:p>
          </table:table-cell>
          <table:table-cell office:value-type="float" office:value="220944" calcext:value-type="float">
            <text:p>220944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24231" calcext:value-type="float">
            <text:p>242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.224789" calcext:value-type="float">
            <text:p>2.224789</text:p>
          </table:table-cell>
          <table:table-cell office:value-type="float" office:value="3507414692" calcext:value-type="float">
            <text:p>3507414692</text:p>
          </table:table-cell>
          <table:table-cell office:value-type="float" office:value="35433632" calcext:value-type="float">
            <text:p>35433632</text:p>
          </table:table-cell>
          <table:table-cell office:value-type="float" office:value="0.010102" calcext:value-type="float">
            <text:p>0.010102</text:p>
          </table:table-cell>
          <table:table-cell office:value-type="float" office:value="151047662" calcext:value-type="float">
            <text:p>151047662</text:p>
          </table:table-cell>
          <table:table-cell office:value-type="float" office:value="264830" calcext:value-type="float">
            <text:p>264830</text:p>
          </table:table-cell>
          <table:table-cell office:value-type="float" office:value="0.001753" calcext:value-type="float">
            <text:p>0.001753</text:p>
          </table:table-cell>
          <table:table-cell office:value-type="float" office:value="24032" calcext:value-type="float">
            <text:p>240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.310514" calcext:value-type="float">
            <text:p>2.310514</text:p>
          </table:table-cell>
          <table:table-cell office:value-type="float" office:value="3357994427" calcext:value-type="float">
            <text:p>3357994427</text:p>
          </table:table-cell>
          <table:table-cell office:value-type="float" office:value="35283780" calcext:value-type="float">
            <text:p>35283780</text:p>
          </table:table-cell>
          <table:table-cell office:value-type="float" office:value="0.010507" calcext:value-type="float">
            <text:p>0.010507</text:p>
          </table:table-cell>
          <table:table-cell office:value-type="float" office:value="151285882" calcext:value-type="float">
            <text:p>151285882</text:p>
          </table:table-cell>
          <table:table-cell office:value-type="float" office:value="731640" calcext:value-type="float">
            <text:p>731640</text:p>
          </table:table-cell>
          <table:table-cell office:value-type="float" office:value="0.004836" calcext:value-type="float">
            <text:p>0.004836</text:p>
          </table:table-cell>
          <table:table-cell office:value-type="float" office:value="24107" calcext:value-type="float">
            <text:p>241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.278788" calcext:value-type="float">
            <text:p>2.278788</text:p>
          </table:table-cell>
          <table:table-cell office:value-type="float" office:value="3290820215" calcext:value-type="float">
            <text:p>3290820215</text:p>
          </table:table-cell>
          <table:table-cell office:value-type="float" office:value="66328675" calcext:value-type="float">
            <text:p>66328675</text:p>
          </table:table-cell>
          <table:table-cell office:value-type="float" office:value="0.020156" calcext:value-type="float">
            <text:p>0.020156</text:p>
          </table:table-cell>
          <table:table-cell office:value-type="float" office:value="150732542" calcext:value-type="float">
            <text:p>150732542</text:p>
          </table:table-cell>
          <table:table-cell office:value-type="float" office:value="881636" calcext:value-type="float">
            <text:p>881636</text:p>
          </table:table-cell>
          <table:table-cell office:value-type="float" office:value="0.005849" calcext:value-type="float">
            <text:p>0.005849</text:p>
          </table:table-cell>
          <table:table-cell office:value-type="float" office:value="24213" calcext:value-type="float">
            <text:p>242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.242722" calcext:value-type="float">
            <text:p>2.242722</text:p>
          </table:table-cell>
          <table:table-cell office:value-type="float" office:value="3256415434" calcext:value-type="float">
            <text:p>3256415434</text:p>
          </table:table-cell>
          <table:table-cell office:value-type="float" office:value="74177066" calcext:value-type="float">
            <text:p>74177066</text:p>
          </table:table-cell>
          <table:table-cell office:value-type="float" office:value="0.022779" calcext:value-type="float">
            <text:p>0.022779</text:p>
          </table:table-cell>
          <table:table-cell office:value-type="float" office:value="162867893" calcext:value-type="float">
            <text:p>162867893</text:p>
          </table:table-cell>
          <table:table-cell office:value-type="float" office:value="715833" calcext:value-type="float">
            <text:p>715833</text:p>
          </table:table-cell>
          <table:table-cell office:value-type="float" office:value="0.004395" calcext:value-type="float">
            <text:p>0.004395</text:p>
          </table:table-cell>
          <table:table-cell office:value-type="float" office:value="23933" calcext:value-type="float">
            <text:p>239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.185241" calcext:value-type="float">
            <text:p>2.185241</text:p>
          </table:table-cell>
          <table:table-cell office:value-type="float" office:value="3238765237" calcext:value-type="float">
            <text:p>3238765237</text:p>
          </table:table-cell>
          <table:table-cell office:value-type="float" office:value="137011290" calcext:value-type="float">
            <text:p>137011290</text:p>
          </table:table-cell>
          <table:table-cell office:value-type="float" office:value="0.042304" calcext:value-type="float">
            <text:p>0.042304</text:p>
          </table:table-cell>
          <table:table-cell office:value-type="float" office:value="137732576" calcext:value-type="float">
            <text:p>137732576</text:p>
          </table:table-cell>
          <table:table-cell office:value-type="float" office:value="373029" calcext:value-type="float">
            <text:p>373029</text:p>
          </table:table-cell>
          <table:table-cell office:value-type="float" office:value="0.002708" calcext:value-type="float">
            <text:p>0.002708</text:p>
          </table:table-cell>
          <table:table-cell office:value-type="float" office:value="23979" calcext:value-type="float">
            <text:p>239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614214" calcext:value-type="float">
            <text:p>1.614214</text:p>
          </table:table-cell>
          <table:table-cell office:value-type="float" office:value="4335026513" calcext:value-type="float">
            <text:p>4335026513</text:p>
          </table:table-cell>
          <table:table-cell office:value-type="float" office:value="22372084" calcext:value-type="float">
            <text:p>22372084</text:p>
          </table:table-cell>
          <table:table-cell office:value-type="float" office:value="0.005161" calcext:value-type="float">
            <text:p>0.005161</text:p>
          </table:table-cell>
          <table:table-cell office:value-type="float" office:value="147292658" calcext:value-type="float">
            <text:p>147292658</text:p>
          </table:table-cell>
          <table:table-cell office:value-type="float" office:value="6578084" calcext:value-type="float">
            <text:p>6578084</text:p>
          </table:table-cell>
          <table:table-cell office:value-type="float" office:value="0.04466" calcext:value-type="float">
            <text:p>0.04466</text:p>
          </table:table-cell>
          <table:table-cell office:value-type="float" office:value="57373" calcext:value-type="float">
            <text:p>573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.759617" calcext:value-type="float">
            <text:p>1.759617</text:p>
          </table:table-cell>
          <table:table-cell office:value-type="float" office:value="3808908033" calcext:value-type="float">
            <text:p>3808908033</text:p>
          </table:table-cell>
          <table:table-cell office:value-type="float" office:value="33628031" calcext:value-type="float">
            <text:p>33628031</text:p>
          </table:table-cell>
          <table:table-cell office:value-type="float" office:value="0.008829" calcext:value-type="float">
            <text:p>0.008829</text:p>
          </table:table-cell>
          <table:table-cell office:value-type="float" office:value="146938725" calcext:value-type="float">
            <text:p>146938725</text:p>
          </table:table-cell>
          <table:table-cell office:value-type="float" office:value="6346528" calcext:value-type="float">
            <text:p>6346528</text:p>
          </table:table-cell>
          <table:table-cell office:value-type="float" office:value="0.043192" calcext:value-type="float">
            <text:p>0.043192</text:p>
          </table:table-cell>
          <table:table-cell office:value-type="float" office:value="57378" calcext:value-type="float">
            <text:p>573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.829658" calcext:value-type="float">
            <text:p>1.829658</text:p>
          </table:table-cell>
          <table:table-cell office:value-type="float" office:value="3528632899" calcext:value-type="float">
            <text:p>3528632899</text:p>
          </table:table-cell>
          <table:table-cell office:value-type="float" office:value="24985622" calcext:value-type="float">
            <text:p>24985622</text:p>
          </table:table-cell>
          <table:table-cell office:value-type="float" office:value="0.007081" calcext:value-type="float">
            <text:p>0.007081</text:p>
          </table:table-cell>
          <table:table-cell office:value-type="float" office:value="146640784" calcext:value-type="float">
            <text:p>146640784</text:p>
          </table:table-cell>
          <table:table-cell office:value-type="float" office:value="9702411" calcext:value-type="float">
            <text:p>9702411</text:p>
          </table:table-cell>
          <table:table-cell office:value-type="float" office:value="0.066164" calcext:value-type="float">
            <text:p>0.066164</text:p>
          </table:table-cell>
          <table:table-cell office:value-type="float" office:value="57289" calcext:value-type="float">
            <text:p>572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.831305" calcext:value-type="float">
            <text:p>1.831305</text:p>
          </table:table-cell>
          <table:table-cell office:value-type="float" office:value="3383853700" calcext:value-type="float">
            <text:p>3383853700</text:p>
          </table:table-cell>
          <table:table-cell office:value-type="float" office:value="23966205" calcext:value-type="float">
            <text:p>23966205</text:p>
          </table:table-cell>
          <table:table-cell office:value-type="float" office:value="0.007083" calcext:value-type="float">
            <text:p>0.007083</text:p>
          </table:table-cell>
          <table:table-cell office:value-type="float" office:value="146302611" calcext:value-type="float">
            <text:p>146302611</text:p>
          </table:table-cell>
          <table:table-cell office:value-type="float" office:value="9913812" calcext:value-type="float">
            <text:p>9913812</text:p>
          </table:table-cell>
          <table:table-cell office:value-type="float" office:value="0.067762" calcext:value-type="float">
            <text:p>0.067762</text:p>
          </table:table-cell>
          <table:table-cell office:value-type="float" office:value="57248" calcext:value-type="float">
            <text:p>572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.979681" calcext:value-type="float">
            <text:p>1.979681</text:p>
          </table:table-cell>
          <table:table-cell office:value-type="float" office:value="3315050724" calcext:value-type="float">
            <text:p>3315050724</text:p>
          </table:table-cell>
          <table:table-cell office:value-type="float" office:value="36462269" calcext:value-type="float">
            <text:p>36462269</text:p>
          </table:table-cell>
          <table:table-cell office:value-type="float" office:value="0.010999" calcext:value-type="float">
            <text:p>0.010999</text:p>
          </table:table-cell>
          <table:table-cell office:value-type="float" office:value="144316355" calcext:value-type="float">
            <text:p>144316355</text:p>
          </table:table-cell>
          <table:table-cell office:value-type="float" office:value="12704334" calcext:value-type="float">
            <text:p>12704334</text:p>
          </table:table-cell>
          <table:table-cell office:value-type="float" office:value="0.088031" calcext:value-type="float">
            <text:p>0.088031</text:p>
          </table:table-cell>
          <table:table-cell office:value-type="float" office:value="52120" calcext:value-type="float">
            <text:p>5212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.920001" calcext:value-type="float">
            <text:p>1.920001</text:p>
          </table:table-cell>
          <table:table-cell office:value-type="float" office:value="3325321302" calcext:value-type="float">
            <text:p>3325321302</text:p>
          </table:table-cell>
          <table:table-cell office:value-type="float" office:value="37664209" calcext:value-type="float">
            <text:p>37664209</text:p>
          </table:table-cell>
          <table:table-cell office:value-type="float" office:value="0.011326" calcext:value-type="float">
            <text:p>0.011326</text:p>
          </table:table-cell>
          <table:table-cell office:value-type="float" office:value="150975235" calcext:value-type="float">
            <text:p>150975235</text:p>
          </table:table-cell>
          <table:table-cell office:value-type="float" office:value="22790567" calcext:value-type="float">
            <text:p>22790567</text:p>
          </table:table-cell>
          <table:table-cell office:value-type="float" office:value="0.150956" calcext:value-type="float">
            <text:p>0.150956</text:p>
          </table:table-cell>
          <table:table-cell office:value-type="float" office:value="51877" calcext:value-type="float">
            <text:p>518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.734125" calcext:value-type="float">
            <text:p>1.734125</text:p>
          </table:table-cell>
          <table:table-cell office:value-type="float" office:value="3255126000" calcext:value-type="float">
            <text:p>3255126000</text:p>
          </table:table-cell>
          <table:table-cell office:value-type="float" office:value="136328662" calcext:value-type="float">
            <text:p>136328662</text:p>
          </table:table-cell>
          <table:table-cell office:value-type="float" office:value="0.041881" calcext:value-type="float">
            <text:p>0.041881</text:p>
          </table:table-cell>
          <table:table-cell office:value-type="float" office:value="136791062" calcext:value-type="float">
            <text:p>136791062</text:p>
          </table:table-cell>
          <table:table-cell office:value-type="float" office:value="9895984" calcext:value-type="float">
            <text:p>9895984</text:p>
          </table:table-cell>
          <table:table-cell office:value-type="float" office:value="0.072344" calcext:value-type="float">
            <text:p>0.072344</text:p>
          </table:table-cell>
          <table:table-cell office:value-type="float" office:value="51995" calcext:value-type="float">
            <text:p>519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.557972" calcext:value-type="float">
            <text:p>1.557972</text:p>
          </table:table-cell>
          <table:table-cell office:value-type="float" office:value="4325038048" calcext:value-type="float">
            <text:p>4325038048</text:p>
          </table:table-cell>
          <table:table-cell office:value-type="float" office:value="17990651" calcext:value-type="float">
            <text:p>17990651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141435832" calcext:value-type="float">
            <text:p>141435832</text:p>
          </table:table-cell>
          <table:table-cell office:value-type="float" office:value="7541897" calcext:value-type="float">
            <text:p>7541897</text:p>
          </table:table-cell>
          <table:table-cell office:value-type="float" office:value="0.053324" calcext:value-type="float">
            <text:p>0.053324</text:p>
          </table:table-cell>
          <table:table-cell office:value-type="float" office:value="459522" calcext:value-type="float">
            <text:p>4595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.688957" calcext:value-type="float">
            <text:p>1.688957</text:p>
          </table:table-cell>
          <table:table-cell office:value-type="float" office:value="3800129971" calcext:value-type="float">
            <text:p>3800129971</text:p>
          </table:table-cell>
          <table:table-cell office:value-type="float" office:value="23100351" calcext:value-type="float">
            <text:p>23100351</text:p>
          </table:table-cell>
          <table:table-cell office:value-type="float" office:value="0.006079" calcext:value-type="float">
            <text:p>0.006079</text:p>
          </table:table-cell>
          <table:table-cell office:value-type="float" office:value="141342020" calcext:value-type="float">
            <text:p>141342020</text:p>
          </table:table-cell>
          <table:table-cell office:value-type="float" office:value="8088864" calcext:value-type="float">
            <text:p>8088864</text:p>
          </table:table-cell>
          <table:table-cell office:value-type="float" office:value="0.057229" calcext:value-type="float">
            <text:p>0.057229</text:p>
          </table:table-cell>
          <table:table-cell office:value-type="float" office:value="358145" calcext:value-type="float">
            <text:p>3581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.753775" calcext:value-type="float">
            <text:p>1.753775</text:p>
          </table:table-cell>
          <table:table-cell office:value-type="float" office:value="3515460171" calcext:value-type="float">
            <text:p>3515460171</text:p>
          </table:table-cell>
          <table:table-cell office:value-type="float" office:value="19462047" calcext:value-type="float">
            <text:p>19462047</text:p>
          </table:table-cell>
          <table:table-cell office:value-type="float" office:value="0.005536" calcext:value-type="float">
            <text:p>0.005536</text:p>
          </table:table-cell>
          <table:table-cell office:value-type="float" office:value="141047253" calcext:value-type="float">
            <text:p>141047253</text:p>
          </table:table-cell>
          <table:table-cell office:value-type="float" office:value="10186744" calcext:value-type="float">
            <text:p>10186744</text:p>
          </table:table-cell>
          <table:table-cell office:value-type="float" office:value="0.072222" calcext:value-type="float">
            <text:p>0.072222</text:p>
          </table:table-cell>
          <table:table-cell office:value-type="float" office:value="349697" calcext:value-type="float">
            <text:p>3496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.786825" calcext:value-type="float">
            <text:p>1.786825</text:p>
          </table:table-cell>
          <table:table-cell office:value-type="float" office:value="3379185387" calcext:value-type="float">
            <text:p>3379185387</text:p>
          </table:table-cell>
          <table:table-cell office:value-type="float" office:value="17961520" calcext:value-type="float">
            <text:p>17961520</text:p>
          </table:table-cell>
          <table:table-cell office:value-type="float" office:value="0.005315" calcext:value-type="float">
            <text:p>0.005315</text:p>
          </table:table-cell>
          <table:table-cell office:value-type="float" office:value="140756913" calcext:value-type="float">
            <text:p>140756913</text:p>
          </table:table-cell>
          <table:table-cell office:value-type="float" office:value="9753049" calcext:value-type="float">
            <text:p>9753049</text:p>
          </table:table-cell>
          <table:table-cell office:value-type="float" office:value="0.06929" calcext:value-type="float">
            <text:p>0.06929</text:p>
          </table:table-cell>
          <table:table-cell office:value-type="float" office:value="451813" calcext:value-type="float">
            <text:p>4518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.788252" calcext:value-type="float">
            <text:p>1.788252</text:p>
          </table:table-cell>
          <table:table-cell office:value-type="float" office:value="3320105055" calcext:value-type="float">
            <text:p>3320105055</text:p>
          </table:table-cell>
          <table:table-cell office:value-type="float" office:value="33564046" calcext:value-type="float">
            <text:p>33564046</text:p>
          </table:table-cell>
          <table:table-cell office:value-type="float" office:value="0.010109" calcext:value-type="float">
            <text:p>0.010109</text:p>
          </table:table-cell>
          <table:table-cell office:value-type="float" office:value="141367035" calcext:value-type="float">
            <text:p>141367035</text:p>
          </table:table-cell>
          <table:table-cell office:value-type="float" office:value="12666561" calcext:value-type="float">
            <text:p>12666561</text:p>
          </table:table-cell>
          <table:table-cell office:value-type="float" office:value="0.089601" calcext:value-type="float">
            <text:p>0.089601</text:p>
          </table:table-cell>
          <table:table-cell office:value-type="float" office:value="468526" calcext:value-type="float">
            <text:p>4685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859881" calcext:value-type="float">
            <text:p>1.859881</text:p>
          </table:table-cell>
          <table:table-cell office:value-type="float" office:value="3322133017" calcext:value-type="float">
            <text:p>3322133017</text:p>
          </table:table-cell>
          <table:table-cell office:value-type="float" office:value="22616309" calcext:value-type="float">
            <text:p>22616309</text:p>
          </table:table-cell>
          <table:table-cell office:value-type="float" office:value="0.006808" calcext:value-type="float">
            <text:p>0.006808</text:p>
          </table:table-cell>
          <table:table-cell office:value-type="float" office:value="142636124" calcext:value-type="float">
            <text:p>142636124</text:p>
          </table:table-cell>
          <table:table-cell office:value-type="float" office:value="23361497" calcext:value-type="float">
            <text:p>23361497</text:p>
          </table:table-cell>
          <table:table-cell office:value-type="float" office:value="0.163784" calcext:value-type="float">
            <text:p>0.163784</text:p>
          </table:table-cell>
          <table:table-cell office:value-type="float" office:value="442660" calcext:value-type="float">
            <text:p>44266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1.431805" calcext:value-type="float">
            <text:p>1.431805</text:p>
          </table:table-cell>
          <table:table-cell office:value-type="float" office:value="3273190794" calcext:value-type="float">
            <text:p>3273190794</text:p>
          </table:table-cell>
          <table:table-cell office:value-type="float" office:value="136345509" calcext:value-type="float">
            <text:p>136345509</text:p>
          </table:table-cell>
          <table:table-cell office:value-type="float" office:value="0.041655" calcext:value-type="float">
            <text:p>0.041655</text:p>
          </table:table-cell>
          <table:table-cell office:value-type="float" office:value="136631345" calcext:value-type="float">
            <text:p>136631345</text:p>
          </table:table-cell>
          <table:table-cell office:value-type="float" office:value="19678177" calcext:value-type="float">
            <text:p>19678177</text:p>
          </table:table-cell>
          <table:table-cell office:value-type="float" office:value="0.144024" calcext:value-type="float">
            <text:p>0.144024</text:p>
          </table:table-cell>
          <table:table-cell office:value-type="float" office:value="450751" calcext:value-type="float">
            <text:p>4507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.281054" calcext:value-type="float">
            <text:p>1.281054</text:p>
          </table:table-cell>
          <table:table-cell office:value-type="float" office:value="4306889000" calcext:value-type="float">
            <text:p>4306889000</text:p>
          </table:table-cell>
          <table:table-cell office:value-type="float" office:value="20043465" calcext:value-type="float">
            <text:p>20043465</text:p>
          </table:table-cell>
          <table:table-cell office:value-type="float" office:value="0.004654" calcext:value-type="float">
            <text:p>0.004654</text:p>
          </table:table-cell>
          <table:table-cell office:value-type="float" office:value="142604882" calcext:value-type="float">
            <text:p>142604882</text:p>
          </table:table-cell>
          <table:table-cell office:value-type="float" office:value="4112008" calcext:value-type="float">
            <text:p>4112008</text:p>
          </table:table-cell>
          <table:table-cell office:value-type="float" office:value="0.028835" calcext:value-type="float">
            <text:p>0.028835</text:p>
          </table:table-cell>
          <table:table-cell office:value-type="float" office:value="2104160" calcext:value-type="float">
            <text:p>210416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1.39627" calcext:value-type="float">
            <text:p>1.39627</text:p>
          </table:table-cell>
          <table:table-cell office:value-type="float" office:value="3774122001" calcext:value-type="float">
            <text:p>3774122001</text:p>
          </table:table-cell>
          <table:table-cell office:value-type="float" office:value="24805286" calcext:value-type="float">
            <text:p>24805286</text:p>
          </table:table-cell>
          <table:table-cell office:value-type="float" office:value="0.006572" calcext:value-type="float">
            <text:p>0.006572</text:p>
          </table:table-cell>
          <table:table-cell office:value-type="float" office:value="145647885" calcext:value-type="float">
            <text:p>145647885</text:p>
          </table:table-cell>
          <table:table-cell office:value-type="float" office:value="4850179" calcext:value-type="float">
            <text:p>4850179</text:p>
          </table:table-cell>
          <table:table-cell office:value-type="float" office:value="0.033301" calcext:value-type="float">
            <text:p>0.033301</text:p>
          </table:table-cell>
          <table:table-cell office:value-type="float" office:value="2103072" calcext:value-type="float">
            <text:p>21030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.438871" calcext:value-type="float">
            <text:p>1.438871</text:p>
          </table:table-cell>
          <table:table-cell office:value-type="float" office:value="3502348518" calcext:value-type="float">
            <text:p>3502348518</text:p>
          </table:table-cell>
          <table:table-cell office:value-type="float" office:value="23313549" calcext:value-type="float">
            <text:p>23313549</text:p>
          </table:table-cell>
          <table:table-cell office:value-type="float" office:value="0.006657" calcext:value-type="float">
            <text:p>0.006657</text:p>
          </table:table-cell>
          <table:table-cell office:value-type="float" office:value="144939771" calcext:value-type="float">
            <text:p>144939771</text:p>
          </table:table-cell>
          <table:table-cell office:value-type="float" office:value="4984430" calcext:value-type="float">
            <text:p>4984430</text:p>
          </table:table-cell>
          <table:table-cell office:value-type="float" office:value="0.03439" calcext:value-type="float">
            <text:p>0.03439</text:p>
          </table:table-cell>
          <table:table-cell office:value-type="float" office:value="2103002" calcext:value-type="float">
            <text:p>21030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.430794" calcext:value-type="float">
            <text:p>1.430794</text:p>
          </table:table-cell>
          <table:table-cell office:value-type="float" office:value="3365730802" calcext:value-type="float">
            <text:p>3365730802</text:p>
          </table:table-cell>
          <table:table-cell office:value-type="float" office:value="20301036" calcext:value-type="float">
            <text:p>20301036</text:p>
          </table:table-cell>
          <table:table-cell office:value-type="float" office:value="0.006032" calcext:value-type="float">
            <text:p>0.006032</text:p>
          </table:table-cell>
          <table:table-cell office:value-type="float" office:value="141878036" calcext:value-type="float">
            <text:p>141878036</text:p>
          </table:table-cell>
          <table:table-cell office:value-type="float" office:value="5027456" calcext:value-type="float">
            <text:p>5027456</text:p>
          </table:table-cell>
          <table:table-cell office:value-type="float" office:value="0.035435" calcext:value-type="float">
            <text:p>0.035435</text:p>
          </table:table-cell>
          <table:table-cell office:value-type="float" office:value="2104087" calcext:value-type="float">
            <text:p>21040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.536168" calcext:value-type="float">
            <text:p>1.536168</text:p>
          </table:table-cell>
          <table:table-cell office:value-type="float" office:value="3303686794" calcext:value-type="float">
            <text:p>3303686794</text:p>
          </table:table-cell>
          <table:table-cell office:value-type="float" office:value="20380608" calcext:value-type="float">
            <text:p>20380608</text:p>
          </table:table-cell>
          <table:table-cell office:value-type="float" office:value="0.006169" calcext:value-type="float">
            <text:p>0.006169</text:p>
          </table:table-cell>
          <table:table-cell office:value-type="float" office:value="141750181" calcext:value-type="float">
            <text:p>141750181</text:p>
          </table:table-cell>
          <table:table-cell office:value-type="float" office:value="8085074" calcext:value-type="float">
            <text:p>8085074</text:p>
          </table:table-cell>
          <table:table-cell office:value-type="float" office:value="0.057037" calcext:value-type="float">
            <text:p>0.057037</text:p>
          </table:table-cell>
          <table:table-cell office:value-type="float" office:value="2104044" calcext:value-type="float">
            <text:p>21040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.609462" calcext:value-type="float">
            <text:p>1.609462</text:p>
          </table:table-cell>
          <table:table-cell office:value-type="float" office:value="3305777764" calcext:value-type="float">
            <text:p>3305777764</text:p>
          </table:table-cell>
          <table:table-cell office:value-type="float" office:value="16761528" calcext:value-type="float">
            <text:p>16761528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141732830" calcext:value-type="float">
            <text:p>141732830</text:p>
          </table:table-cell>
          <table:table-cell office:value-type="float" office:value="19393272" calcext:value-type="float">
            <text:p>19393272</text:p>
          </table:table-cell>
          <table:table-cell office:value-type="float" office:value="0.13683" calcext:value-type="float">
            <text:p>0.13683</text:p>
          </table:table-cell>
          <table:table-cell office:value-type="float" office:value="2103983" calcext:value-type="float">
            <text:p>210398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.338691" calcext:value-type="float">
            <text:p>1.338691</text:p>
          </table:table-cell>
          <table:table-cell office:value-type="float" office:value="3264352140" calcext:value-type="float">
            <text:p>3264352140</text:p>
          </table:table-cell>
          <table:table-cell office:value-type="float" office:value="138158426" calcext:value-type="float">
            <text:p>138158426</text:p>
          </table:table-cell>
          <table:table-cell office:value-type="float" office:value="0.042323" calcext:value-type="float">
            <text:p>0.042323</text:p>
          </table:table-cell>
          <table:table-cell office:value-type="float" office:value="138340783" calcext:value-type="float">
            <text:p>138340783</text:p>
          </table:table-cell>
          <table:table-cell office:value-type="float" office:value="18348407" calcext:value-type="float">
            <text:p>18348407</text:p>
          </table:table-cell>
          <table:table-cell office:value-type="float" office:value="0.132632" calcext:value-type="float">
            <text:p>0.132632</text:p>
          </table:table-cell>
          <table:table-cell office:value-type="float" office:value="2104137" calcext:value-type="float">
            <text:p>2104137</text:p>
          </table:table-cell>
        </table:table-row>
      </table:table>
      <table:table table:name="blocks" table:style-name="ta1">
        <table:shapes>
          <draw:frame draw:z-index="0" draw:style-name="gr1" draw:text-style-name="P1" svg:width="453.51pt" svg:height="255.09pt" svg:x="734.66pt" svg:y="2.83pt">
            <loext:p draw:notify-on-update-of-ranges="blocks.A1:blocks.A1 blocks.A2:blocks.A7 blocks.C1:blocks.C1 blocks.C2:blocks.C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722.95pt" svg:y="315.33pt">
            <loext:p draw:notify-on-update-of-ranges="blocks.A1:blocks.A1 blocks.A2:blocks.A7 blocks.J1:blocks.J1 blocks.J2:blocks.J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156.33pt" svg:y="261.84pt">
            <loext:p draw:notify-on-update-of-ranges="blocks.A1:blocks.A1 blocks.A2:blocks.A7 blocks.F1:blocks.F1 blocks.F2:blocks.F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lk_size</text:p>
          </table:table-cell>
          <table:table-cell office:value-type="string" calcext:value-type="string">
            <text:p>unroll_level</text:p>
          </table:table-cell>
          <table:table-cell office:value-type="string" calcext:value-type="string">
            <text:p>gflops</text:p>
          </table:table-cell>
          <table:table-cell office:value-type="string" calcext:value-type="string">
            <text:p>l1_a</text:p>
          </table:table-cell>
          <table:table-cell office:value-type="string" calcext:value-type="string">
            <text:p>l1_m</text:p>
          </table:table-cell>
          <table:table-cell office:value-type="string" calcext:value-type="string">
            <text:p>L1MR</text:p>
          </table:table-cell>
          <table:table-cell office:value-type="string" calcext:value-type="string">
            <text:p>l2_a</text:p>
          </table:table-cell>
          <table:table-cell office:value-type="string" calcext:value-type="string">
            <text:p>l2_m</text:p>
          </table:table-cell>
          <table:table-cell office:value-type="string" calcext:value-type="string">
            <text:p>L2MR</text:p>
          </table:table-cell>
          <table:table-cell office:value-type="string" calcext:value-type="string">
            <text:p>TLB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.607289" calcext:value-type="float">
            <text:p>1.607289</text:p>
          </table:table-cell>
          <table:table-cell office:value-type="float" office:value="4304140502" calcext:value-type="float">
            <text:p>4304140502</text:p>
          </table:table-cell>
          <table:table-cell office:value-type="float" office:value="88602897" calcext:value-type="float">
            <text:p>88602897</text:p>
          </table:table-cell>
          <table:table-cell office:value-type="float" office:value="0.020586" calcext:value-type="float">
            <text:p>0.020586</text:p>
          </table:table-cell>
          <table:table-cell office:value-type="float" office:value="189831494" calcext:value-type="float">
            <text:p>189831494</text:p>
          </table:table-cell>
          <table:table-cell office:value-type="float" office:value="493089" calcext:value-type="float">
            <text:p>493089</text:p>
          </table:table-cell>
          <table:table-cell office:value-type="float" office:value="0.002598" calcext:value-type="float">
            <text:p>0.002598</text:p>
          </table:table-cell>
          <table:table-cell office:value-type="float" office:value="71007" calcext:value-type="float">
            <text:p>710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.593701" calcext:value-type="float">
            <text:p>1.593701</text:p>
          </table:table-cell>
          <table:table-cell office:value-type="float" office:value="4298870653" calcext:value-type="float">
            <text:p>4298870653</text:p>
          </table:table-cell>
          <table:table-cell office:value-type="float" office:value="84793309" calcext:value-type="float">
            <text:p>84793309</text:p>
          </table:table-cell>
          <table:table-cell office:value-type="float" office:value="0.019725" calcext:value-type="float">
            <text:p>0.019725</text:p>
          </table:table-cell>
          <table:table-cell office:value-type="float" office:value="159645545" calcext:value-type="float">
            <text:p>159645545</text:p>
          </table:table-cell>
          <table:table-cell office:value-type="float" office:value="282277" calcext:value-type="float">
            <text:p>282277</text:p>
          </table:table-cell>
          <table:table-cell office:value-type="float" office:value="0.001768" calcext:value-type="float">
            <text:p>0.001768</text:p>
          </table:table-cell>
          <table:table-cell office:value-type="float" office:value="38179" calcext:value-type="float">
            <text:p>381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.714879" calcext:value-type="float">
            <text:p>1.714879</text:p>
          </table:table-cell>
          <table:table-cell office:value-type="float" office:value="4346699023" calcext:value-type="float">
            <text:p>4346699023</text:p>
          </table:table-cell>
          <table:table-cell office:value-type="float" office:value="36815527" calcext:value-type="float">
            <text:p>36815527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159705567" calcext:value-type="float">
            <text:p>159705567</text:p>
          </table:table-cell>
          <table:table-cell office:value-type="float" office:value="171570" calcext:value-type="float">
            <text:p>171570</text:p>
          </table:table-cell>
          <table:table-cell office:value-type="float" office:value="0.001074" calcext:value-type="float">
            <text:p>0.001074</text:p>
          </table:table-cell>
          <table:table-cell office:value-type="float" office:value="24123" calcext:value-type="float">
            <text:p>241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614214" calcext:value-type="float">
            <text:p>1.614214</text:p>
          </table:table-cell>
          <table:table-cell office:value-type="float" office:value="4335026513" calcext:value-type="float">
            <text:p>4335026513</text:p>
          </table:table-cell>
          <table:table-cell office:value-type="float" office:value="22372084" calcext:value-type="float">
            <text:p>22372084</text:p>
          </table:table-cell>
          <table:table-cell office:value-type="float" office:value="0.005161" calcext:value-type="float">
            <text:p>0.005161</text:p>
          </table:table-cell>
          <table:table-cell office:value-type="float" office:value="147292658" calcext:value-type="float">
            <text:p>147292658</text:p>
          </table:table-cell>
          <table:table-cell office:value-type="float" office:value="6578084" calcext:value-type="float">
            <text:p>6578084</text:p>
          </table:table-cell>
          <table:table-cell office:value-type="float" office:value="0.04466" calcext:value-type="float">
            <text:p>0.04466</text:p>
          </table:table-cell>
          <table:table-cell office:value-type="float" office:value="57373" calcext:value-type="float">
            <text:p>5737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.557972" calcext:value-type="float">
            <text:p>1.557972</text:p>
          </table:table-cell>
          <table:table-cell office:value-type="float" office:value="4325038048" calcext:value-type="float">
            <text:p>4325038048</text:p>
          </table:table-cell>
          <table:table-cell office:value-type="float" office:value="17990651" calcext:value-type="float">
            <text:p>17990651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141435832" calcext:value-type="float">
            <text:p>141435832</text:p>
          </table:table-cell>
          <table:table-cell office:value-type="float" office:value="7541897" calcext:value-type="float">
            <text:p>7541897</text:p>
          </table:table-cell>
          <table:table-cell office:value-type="float" office:value="0.053324" calcext:value-type="float">
            <text:p>0.053324</text:p>
          </table:table-cell>
          <table:table-cell office:value-type="float" office:value="459522" calcext:value-type="float">
            <text:p>45952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.281054" calcext:value-type="float">
            <text:p>1.281054</text:p>
          </table:table-cell>
          <table:table-cell office:value-type="float" office:value="4306889000" calcext:value-type="float">
            <text:p>4306889000</text:p>
          </table:table-cell>
          <table:table-cell office:value-type="float" office:value="20043465" calcext:value-type="float">
            <text:p>20043465</text:p>
          </table:table-cell>
          <table:table-cell office:value-type="float" office:value="0.004654" calcext:value-type="float">
            <text:p>0.004654</text:p>
          </table:table-cell>
          <table:table-cell office:value-type="float" office:value="142604882" calcext:value-type="float">
            <text:p>142604882</text:p>
          </table:table-cell>
          <table:table-cell office:value-type="float" office:value="4112008" calcext:value-type="float">
            <text:p>4112008</text:p>
          </table:table-cell>
          <table:table-cell office:value-type="float" office:value="0.028835" calcext:value-type="float">
            <text:p>0.028835</text:p>
          </table:table-cell>
          <table:table-cell office:value-type="float" office:value="2104160" calcext:value-type="float">
            <text:p>2104160</text:p>
          </table:table-cell>
        </table:table-row>
      </table:table>
      <table:table table:name="unroll" table:style-name="ta1">
        <table:shapes>
          <draw:frame draw:z-index="0" draw:style-name="gr1" draw:text-style-name="P1" svg:width="453.46pt" svg:height="255.23pt" svg:x="56.98pt" svg:y="179.21pt">
            <loext:p draw:notify-on-update-of-ranges="unroll.B1:unroll.B1 unroll.B2:unroll.B8 unroll.C1:unroll.C1 unroll.C2:unroll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622.83pt" svg:y="159.62pt">
            <loext:p draw:notify-on-update-of-ranges="unroll.B1:unroll.B1 unroll.B2:unroll.B8 unroll.J1:unroll.J1 unroll.J2:unroll.J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7.98pt" svg:y="453.09pt">
            <loext:p draw:notify-on-update-of-ranges="unroll.B1:unroll.B1 unroll.B2:unroll.B8 unroll.F1:unroll.F1 unroll.F2:unroll.F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611.6pt" svg:y="451.62pt">
            <loext:p draw:notify-on-update-of-ranges="unroll.B1:unroll.B1 unroll.B2:unroll.B8 unroll.M1:unroll.M1 unroll.M2:unroll.M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blk_size</text:p>
          </table:table-cell>
          <table:table-cell office:value-type="string" calcext:value-type="string">
            <text:p>unroll_level</text:p>
          </table:table-cell>
          <table:table-cell office:value-type="string" calcext:value-type="string">
            <text:p>gflops</text:p>
          </table:table-cell>
          <table:table-cell office:value-type="string" calcext:value-type="string">
            <text:p>l1_a</text:p>
          </table:table-cell>
          <table:table-cell office:value-type="string" calcext:value-type="string">
            <text:p>l1_m</text:p>
          </table:table-cell>
          <table:table-cell office:value-type="string" calcext:value-type="string">
            <text:p>L1MR</text:p>
          </table:table-cell>
          <table:table-cell office:value-type="string" calcext:value-type="string">
            <text:p>l2_a</text:p>
          </table:table-cell>
          <table:table-cell office:value-type="string" calcext:value-type="string">
            <text:p>l2_m</text:p>
          </table:table-cell>
          <table:table-cell office:value-type="string" calcext:value-type="string">
            <text:p>L2MR</text:p>
          </table:table-cell>
          <table:table-cell office:value-type="string" calcext:value-type="string">
            <text:p>TLBM</text:p>
          </table:table-cell>
          <table:table-cell office:value-type="string" calcext:value-type="string">
            <text:p>L1_ica</text:p>
          </table:table-cell>
          <table:table-cell office:value-type="string" calcext:value-type="string">
            <text:p>L1_icm</text:p>
          </table:table-cell>
          <table:table-cell office:value-type="string" calcext:value-type="string">
            <text:p>L1_icm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.714879" calcext:value-type="float">
            <text:p>1.714879</text:p>
          </table:table-cell>
          <table:table-cell office:value-type="float" office:value="4346699023" calcext:value-type="float">
            <text:p>4346699023</text:p>
          </table:table-cell>
          <table:table-cell office:value-type="float" office:value="36815527" calcext:value-type="float">
            <text:p>36815527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159705567" calcext:value-type="float">
            <text:p>159705567</text:p>
          </table:table-cell>
          <table:table-cell office:value-type="float" office:value="171570" calcext:value-type="float">
            <text:p>171570</text:p>
          </table:table-cell>
          <table:table-cell office:value-type="float" office:value="0.001074" calcext:value-type="float">
            <text:p>0.001074</text:p>
          </table:table-cell>
          <table:table-cell office:value-type="float" office:value="24123" calcext:value-type="float">
            <text:p>24123</text:p>
          </table:table-cell>
          <table:table-cell office:value-type="float" office:value="1199305344" calcext:value-type="float">
            <text:p>1199305344</text:p>
          </table:table-cell>
          <table:table-cell office:value-type="float" office:value="1231" calcext:value-type="float">
            <text:p>1231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.81956" calcext:value-type="float">
            <text:p>1.81956</text:p>
          </table:table-cell>
          <table:table-cell office:value-type="float" office:value="3825299784" calcext:value-type="float">
            <text:p>3825299784</text:p>
          </table:table-cell>
          <table:table-cell office:value-type="float" office:value="48220139" calcext:value-type="float">
            <text:p>48220139</text:p>
          </table:table-cell>
          <table:table-cell office:value-type="float" office:value="0.012606" calcext:value-type="float">
            <text:p>0.012606</text:p>
          </table:table-cell>
          <table:table-cell office:value-type="float" office:value="158066042" calcext:value-type="float">
            <text:p>158066042</text:p>
          </table:table-cell>
          <table:table-cell office:value-type="float" office:value="220944" calcext:value-type="float">
            <text:p>220944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24231" calcext:value-type="float">
            <text:p>24231</text:p>
          </table:table-cell>
          <table:table-cell office:value-type="float" office:value="1204008632" calcext:value-type="float">
            <text:p>1204008632</text:p>
          </table:table-cell>
          <table:table-cell office:value-type="float" office:value="1291" calcext:value-type="float">
            <text:p>1291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.224789" calcext:value-type="float">
            <text:p>2.224789</text:p>
          </table:table-cell>
          <table:table-cell office:value-type="float" office:value="3507414692" calcext:value-type="float">
            <text:p>3507414692</text:p>
          </table:table-cell>
          <table:table-cell office:value-type="float" office:value="35433632" calcext:value-type="float">
            <text:p>35433632</text:p>
          </table:table-cell>
          <table:table-cell office:value-type="float" office:value="0.010102" calcext:value-type="float">
            <text:p>0.010102</text:p>
          </table:table-cell>
          <table:table-cell office:value-type="float" office:value="151047662" calcext:value-type="float">
            <text:p>151047662</text:p>
          </table:table-cell>
          <table:table-cell office:value-type="float" office:value="264830" calcext:value-type="float">
            <text:p>264830</text:p>
          </table:table-cell>
          <table:table-cell office:value-type="float" office:value="0.001753" calcext:value-type="float">
            <text:p>0.001753</text:p>
          </table:table-cell>
          <table:table-cell office:value-type="float" office:value="24032" calcext:value-type="float">
            <text:p>24032</text:p>
          </table:table-cell>
          <table:table-cell office:value-type="float" office:value="974232784" calcext:value-type="float">
            <text:p>974232784</text:p>
          </table:table-cell>
          <table:table-cell office:value-type="float" office:value="1223" calcext:value-type="float">
            <text:p>1223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.310514" calcext:value-type="float">
            <text:p>2.310514</text:p>
          </table:table-cell>
          <table:table-cell office:value-type="float" office:value="3357994427" calcext:value-type="float">
            <text:p>3357994427</text:p>
          </table:table-cell>
          <table:table-cell office:value-type="float" office:value="35283780" calcext:value-type="float">
            <text:p>35283780</text:p>
          </table:table-cell>
          <table:table-cell office:value-type="float" office:value="0.010507" calcext:value-type="float">
            <text:p>0.010507</text:p>
          </table:table-cell>
          <table:table-cell office:value-type="float" office:value="151285882" calcext:value-type="float">
            <text:p>151285882</text:p>
          </table:table-cell>
          <table:table-cell office:value-type="float" office:value="731640" calcext:value-type="float">
            <text:p>731640</text:p>
          </table:table-cell>
          <table:table-cell office:value-type="float" office:value="0.004836" calcext:value-type="float">
            <text:p>0.004836</text:p>
          </table:table-cell>
          <table:table-cell office:value-type="float" office:value="24107" calcext:value-type="float">
            <text:p>24107</text:p>
          </table:table-cell>
          <table:table-cell office:value-type="float" office:value="957482923" calcext:value-type="float">
            <text:p>957482923</text:p>
          </table:table-cell>
          <table:table-cell office:value-type="float" office:value="1429" calcext:value-type="float">
            <text:p>1429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.278788" calcext:value-type="float">
            <text:p>2.278788</text:p>
          </table:table-cell>
          <table:table-cell office:value-type="float" office:value="3290820215" calcext:value-type="float">
            <text:p>3290820215</text:p>
          </table:table-cell>
          <table:table-cell office:value-type="float" office:value="66328675" calcext:value-type="float">
            <text:p>66328675</text:p>
          </table:table-cell>
          <table:table-cell office:value-type="float" office:value="0.020156" calcext:value-type="float">
            <text:p>0.020156</text:p>
          </table:table-cell>
          <table:table-cell office:value-type="float" office:value="150732542" calcext:value-type="float">
            <text:p>150732542</text:p>
          </table:table-cell>
          <table:table-cell office:value-type="float" office:value="881636" calcext:value-type="float">
            <text:p>881636</text:p>
          </table:table-cell>
          <table:table-cell office:value-type="float" office:value="0.005849" calcext:value-type="float">
            <text:p>0.005849</text:p>
          </table:table-cell>
          <table:table-cell office:value-type="float" office:value="24213" calcext:value-type="float">
            <text:p>24213</text:p>
          </table:table-cell>
          <table:table-cell office:value-type="float" office:value="823328307" calcext:value-type="float">
            <text:p>823328307</text:p>
          </table:table-cell>
          <table:table-cell office:value-type="float" office:value="1351" calcext:value-type="float">
            <text:p>1351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.242722" calcext:value-type="float">
            <text:p>2.242722</text:p>
          </table:table-cell>
          <table:table-cell office:value-type="float" office:value="3256415434" calcext:value-type="float">
            <text:p>3256415434</text:p>
          </table:table-cell>
          <table:table-cell office:value-type="float" office:value="74177066" calcext:value-type="float">
            <text:p>74177066</text:p>
          </table:table-cell>
          <table:table-cell office:value-type="float" office:value="0.022779" calcext:value-type="float">
            <text:p>0.022779</text:p>
          </table:table-cell>
          <table:table-cell office:value-type="float" office:value="162867893" calcext:value-type="float">
            <text:p>162867893</text:p>
          </table:table-cell>
          <table:table-cell office:value-type="float" office:value="715833" calcext:value-type="float">
            <text:p>715833</text:p>
          </table:table-cell>
          <table:table-cell office:value-type="float" office:value="0.004395" calcext:value-type="float">
            <text:p>0.004395</text:p>
          </table:table-cell>
          <table:table-cell office:value-type="float" office:value="23933" calcext:value-type="float">
            <text:p>23933</text:p>
          </table:table-cell>
          <table:table-cell office:value-type="float" office:value="957842520" calcext:value-type="float">
            <text:p>957842520</text:p>
          </table:table-cell>
          <table:table-cell office:value-type="float" office:value="3193" calcext:value-type="float">
            <text:p>3193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.185241" calcext:value-type="float">
            <text:p>2.185241</text:p>
          </table:table-cell>
          <table:table-cell office:value-type="float" office:value="3238765237" calcext:value-type="float">
            <text:p>3238765237</text:p>
          </table:table-cell>
          <table:table-cell office:value-type="float" office:value="137011290" calcext:value-type="float">
            <text:p>137011290</text:p>
          </table:table-cell>
          <table:table-cell office:value-type="float" office:value="0.042304" calcext:value-type="float">
            <text:p>0.042304</text:p>
          </table:table-cell>
          <table:table-cell office:value-type="float" office:value="137732576" calcext:value-type="float">
            <text:p>137732576</text:p>
          </table:table-cell>
          <table:table-cell office:value-type="float" office:value="373029" calcext:value-type="float">
            <text:p>373029</text:p>
          </table:table-cell>
          <table:table-cell office:value-type="float" office:value="0.002708" calcext:value-type="float">
            <text:p>0.002708</text:p>
          </table:table-cell>
          <table:table-cell office:value-type="float" office:value="23979" calcext:value-type="float">
            <text:p>23979</text:p>
          </table:table-cell>
          <table:table-cell office:value-type="float" office:value="1007843031" calcext:value-type="float">
            <text:p>1007843031</text:p>
          </table:table-cell>
          <table:table-cell office:value-type="float" office:value="4050" calcext:value-type="float">
            <text:p>4050</text:p>
          </table:table-cell>
          <table:table-cell office:value-type="float" office:value="0.000004" calcext:value-type="float">
            <text:p>4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4:06:04.286636328</meta:creation-date>
    <dc:date>2017-02-15T17:42:52.964212247</dc:date>
    <meta:editing-duration>PT1H38M1S</meta:editing-duration>
    <meta:editing-cycles>3</meta:editing-cycles>
    <meta:generator>LibreOffice/5.3.0.3$Linux_X86_64 LibreOffice_project/30m0$Build-3</meta:generator>
    <meta:document-statistic meta:table-count="3" meta:cell-count="59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132cm" svg:y="0.316cm" chart:style-name="ch2">
          <text:p>gfops with different unrolling size</text:p>
        </chart:title>
        <chart:legend chart:legend-position="end" svg:x="13.622cm" svg:y="4.203cm" style:legend-expansion="high" chart:style-name="ch3"/>
        <chart:plot-area chart:style-name="ch4" table:cell-range-address="unroll.B1:unroll.C8" chart:data-source-has-labels="both" svg:x="1.304cm" svg:y="1.275cm" svg:width="11.999cm" svg:height="6.595cm">
          <chartooo:coordinate-region svg:x="2.084cm" svg:y="1.474cm" svg:width="11.007cm" svg:height="5.749cm"/>
          <chart:axis chart:dimension="x" chart:name="primary-x" chart:style-name="ch5" chartooo:axis-type="auto">
            <chartooo:date-scale/>
            <chart:title svg:x="6.201cm" svg:y="8.05cm" chart:style-name="ch6">
              <text:p>unrolling size</text:p>
            </chart:title>
            <chart:categories table:cell-range-address="unroll.B2:unroll.B8"/>
          </chart:axis>
          <chart:axis chart:dimension="y" chart:name="primary-y" chart:style-name="ch5">
            <chart:title svg:x="0.451cm" svg:y="5.119cm" chart:style-name="ch7">
              <text:p>gflops</text:p>
            </chart:title>
            <chart:grid chart:style-name="ch8" chart:class="major"/>
          </chart:axis>
          <chart:series chart:style-name="ch9" chart:values-cell-range-address="unroll.C2:unroll.C8" chart:label-cell-address="unroll.C1:unroll.C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flops</text:p>
                <draw:g>
                  <svg:desc>unroll.C1:unroll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unroll.B2:unroll.B8</svg:desc>
                </draw:g>
              </table:table-cell>
              <table:table-cell office:value-type="float" office:value="1.714879">
                <text:p>1.714879</text:p>
                <draw:g>
                  <svg:desc>unroll.C2:unroll.C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1956">
                <text:p>1.819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224789">
                <text:p>2.2247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310514">
                <text:p>2.3105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278788">
                <text:p>2.2787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242722">
                <text:p>2.24272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185241">
                <text:p>2.1852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378cm" svg:y="0.316cm" chart:style-name="ch2">
          <text:p>TLB misses with different unrolling sizes</text:p>
        </chart:title>
        <chart:legend chart:legend-position="end" svg:x="13.728cm" svg:y="4.203cm" style:legend-expansion="high" chart:style-name="ch3"/>
        <chart:plot-area chart:style-name="ch4" table:cell-range-address="unroll.B1:unroll.B8 unroll.J1:unroll.J8" chart:data-source-has-labels="both" svg:x="1.304cm" svg:y="1.275cm" svg:width="12.105cm" svg:height="6.595cm">
          <chartooo:coordinate-region svg:x="2.613cm" svg:y="1.474cm" svg:width="10.584cm" svg:height="5.749cm"/>
          <chart:axis chart:dimension="x" chart:name="primary-x" chart:style-name="ch5" chartooo:axis-type="auto">
            <chartooo:date-scale/>
            <chart:title svg:x="6.254cm" svg:y="8.05cm" chart:style-name="ch6">
              <text:p>unrolling size</text:p>
            </chart:title>
            <chart:categories table:cell-range-address="unroll.B2:unroll.B8"/>
          </chart:axis>
          <chart:axis chart:dimension="y" chart:name="primary-y" chart:style-name="ch5">
            <chart:title svg:x="0.451cm" svg:y="5.502cm" chart:style-name="ch7">
              <text:p>TLB misses</text:p>
            </chart:title>
            <chart:grid chart:style-name="ch8" chart:class="major"/>
          </chart:axis>
          <chart:series chart:style-name="ch9" chart:values-cell-range-address="unroll.J2:unroll.J8" chart:label-cell-address="unroll.J1:unroll.J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BM</text:p>
                <draw:g>
                  <svg:desc>unroll.J1:unroll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unroll.B2:unroll.B8</svg:desc>
                </draw:g>
              </table:table-cell>
              <table:table-cell office:value-type="float" office:value="24123">
                <text:p>24123</text:p>
                <draw:g>
                  <svg:desc>unroll.J2:unroll.J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231">
                <text:p>242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032">
                <text:p>240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107">
                <text:p>241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213">
                <text:p>2421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3933">
                <text:p>239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3979">
                <text:p>239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884cm" svg:y="0.316cm" chart:style-name="ch2">
          <text:p>L1 Data Cache Miss Rate with different unrolling sizes</text:p>
        </chart:title>
        <chart:legend chart:legend-position="end" svg:x="13.73cm" svg:y="4.201cm" style:legend-expansion="high" chart:style-name="ch3"/>
        <chart:plot-area chart:style-name="ch4" table:cell-range-address="unroll.B1:unroll.B8 unroll.F1:unroll.F8" chart:data-source-has-labels="both" svg:x="1.305cm" svg:y="1.275cm" svg:width="12.105cm" svg:height="6.59cm">
          <chartooo:coordinate-region svg:x="2.509cm" svg:y="1.474cm" svg:width="10.688cm" svg:height="5.744cm"/>
          <chart:axis chart:dimension="x" chart:name="primary-x" chart:style-name="ch5" chartooo:axis-type="auto">
            <chartooo:date-scale/>
            <chart:title svg:x="6.255cm" svg:y="8.045cm" chart:style-name="ch6">
              <text:p>unrolling size</text:p>
            </chart:title>
            <chart:categories table:cell-range-address="unroll.B2:unroll.B8"/>
          </chart:axis>
          <chart:axis chart:dimension="y" chart:name="primary-y" chart:style-name="ch5">
            <chart:title svg:x="0.451cm" svg:y="5.236cm" chart:style-name="ch7">
              <text:p>L1 DMR</text:p>
            </chart:title>
            <chart:grid chart:style-name="ch8" chart:class="major"/>
          </chart:axis>
          <chart:series chart:style-name="ch9" chart:values-cell-range-address="unroll.F2:unroll.F8" chart:label-cell-address="unroll.F1:unroll.F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MR</text:p>
                <draw:g>
                  <svg:desc>unroll.F1:unroll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unroll.B2:unroll.B8</svg:desc>
                </draw:g>
              </table:table-cell>
              <table:table-cell office:value-type="float" office:value="0.00847">
                <text:p>0.00847</text:p>
                <draw:g>
                  <svg:desc>unroll.F2:unroll.F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2606">
                <text:p>0.0126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0102">
                <text:p>0.0101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0507">
                <text:p>0.0105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2779">
                <text:p>0.02277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42304">
                <text:p>0.0423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58cm" svg:y="0.316cm" chart:style-name="ch2">
          <text:p>gflops with different block sizes</text:p>
        </chart:title>
        <chart:legend chart:legend-position="end" svg:x="13.624cm" svg:y="4.201cm" style:legend-expansion="high" chart:style-name="ch3"/>
        <chart:plot-area chart:style-name="ch4" table:cell-range-address="blocks.A1:blocks.A7 blocks.C1:blocks.C7" chart:data-source-has-labels="both" svg:x="1.305cm" svg:y="1.275cm" svg:width="11.999cm" svg:height="6.59cm">
          <chartooo:coordinate-region svg:x="2.085cm" svg:y="1.474cm" svg:width="10.794cm" svg:height="5.744cm"/>
          <chart:axis chart:dimension="x" chart:name="primary-x" chart:style-name="ch5" chartooo:axis-type="auto">
            <chartooo:date-scale/>
            <chart:title svg:x="6.479cm" svg:y="8.045cm" chart:style-name="ch6">
              <text:p>block size</text:p>
            </chart:title>
            <chart:categories table:cell-range-address="blocks.A2:blocks.A7"/>
          </chart:axis>
          <chart:axis chart:dimension="y" chart:name="primary-y" chart:style-name="ch5">
            <chart:title svg:x="0.451cm" svg:y="5.117cm" chart:style-name="ch7">
              <text:p>gflops</text:p>
            </chart:title>
            <chart:grid chart:style-name="ch8" chart:class="major"/>
          </chart:axis>
          <chart:series chart:style-name="ch9" chart:values-cell-range-address="blocks.C2:blocks.C7" chart:label-cell-address="blocks.C1:blocks.C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flops</text:p>
                <draw:g>
                  <svg:desc>blocks.C1:blocks.C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blocks.A2:blocks.A7</svg:desc>
                </draw:g>
              </table:table-cell>
              <table:table-cell office:value-type="float" office:value="1.607289">
                <text:p>1.607289</text:p>
                <draw:g>
                  <svg:desc>blocks.C2:blocks.C7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593701">
                <text:p>1.59370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714879">
                <text:p>1.71487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614214">
                <text:p>1.61421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557972">
                <text:p>1.55797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281054">
                <text:p>1.2810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39cm" svg:y="0.316cm" chart:style-name="ch2">
          <text:p>TLB Data Misses with different block size</text:p>
        </chart:title>
        <chart:legend chart:legend-position="end" svg:x="13.73cm" svg:y="4.201cm" style:legend-expansion="high" chart:style-name="ch3"/>
        <chart:plot-area chart:style-name="ch4" table:cell-range-address="blocks.A1:blocks.A7 blocks.J1:blocks.J7" chart:data-source-has-labels="both" svg:x="1.305cm" svg:y="1.275cm" svg:width="12.105cm" svg:height="6.59cm">
          <chartooo:coordinate-region svg:x="3.038cm" svg:y="1.474cm" svg:width="9.948cm" svg:height="5.744cm"/>
          <chart:axis chart:dimension="x" chart:name="primary-x" chart:style-name="ch5" chartooo:axis-type="auto">
            <chartooo:date-scale/>
            <chart:title svg:x="6.532cm" svg:y="8.045cm" chart:style-name="ch6">
              <text:p>block size</text:p>
            </chart:title>
            <chart:categories table:cell-range-address="blocks.A2:blocks.A7"/>
          </chart:axis>
          <chart:axis chart:dimension="y" chart:name="primary-y" chart:style-name="ch5">
            <chart:title svg:x="0.451cm" svg:y="5.91cm" chart:style-name="ch7">
              <text:p>TLB data misses</text:p>
            </chart:title>
            <chart:grid chart:style-name="ch8" chart:class="major"/>
          </chart:axis>
          <chart:series chart:style-name="ch9" chart:values-cell-range-address="blocks.J2:blocks.J7" chart:label-cell-address="blocks.J1:blocks.J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BM</text:p>
                <draw:g>
                  <svg:desc>blocks.J1:blocks.J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blocks.A2:blocks.A7</svg:desc>
                </draw:g>
              </table:table-cell>
              <table:table-cell office:value-type="float" office:value="71007">
                <text:p>71007</text:p>
                <draw:g>
                  <svg:desc>blocks.J2:blocks.J7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8179">
                <text:p>3817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4123">
                <text:p>2412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7373">
                <text:p>5737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59522">
                <text:p>45952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104160">
                <text:p>21041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28cm" svg:y="0.316cm" chart:style-name="ch2">
          <text:p>L1 Data Cache Miss Ratio with different block sizes</text:p>
        </chart:title>
        <chart:legend chart:legend-position="end" svg:x="13.73cm" svg:y="4.201cm" style:legend-expansion="high" chart:style-name="ch3"/>
        <chart:plot-area chart:style-name="ch4" table:cell-range-address="blocks.A1:blocks.A7 blocks.F1:blocks.F7" chart:data-source-has-labels="both" svg:x="1.305cm" svg:y="1.275cm" svg:width="12.105cm" svg:height="6.59cm">
          <chartooo:coordinate-region svg:x="2.509cm" svg:y="1.474cm" svg:width="10.476cm" svg:height="5.744cm"/>
          <chart:axis chart:dimension="x" chart:name="primary-x" chart:style-name="ch5" chartooo:axis-type="auto">
            <chartooo:date-scale/>
            <chart:title svg:x="6.532cm" svg:y="8.045cm" chart:style-name="ch6">
              <text:p>block size</text:p>
            </chart:title>
            <chart:categories table:cell-range-address="blocks.A2:blocks.A7"/>
          </chart:axis>
          <chart:axis chart:dimension="y" chart:name="primary-y" chart:style-name="ch5">
            <chart:title svg:x="0.451cm" svg:y="6.625cm" chart:style-name="ch7">
              <text:p>L1 Data Cache Miss Ratio</text:p>
            </chart:title>
            <chart:grid chart:style-name="ch8" chart:class="major"/>
          </chart:axis>
          <chart:series chart:style-name="ch9" chart:values-cell-range-address="blocks.F2:blocks.F7" chart:label-cell-address="blocks.F1:blocks.F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MR</text:p>
                <draw:g>
                  <svg:desc>blocks.F1:blocks.F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blocks.A2:blocks.A7</svg:desc>
                </draw:g>
              </table:table-cell>
              <table:table-cell office:value-type="float" office:value="0.020586">
                <text:p>0.020586</text:p>
                <draw:g>
                  <svg:desc>blocks.F2:blocks.F7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9725">
                <text:p>0.0197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847">
                <text:p>0.0084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5161">
                <text:p>0.00516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416">
                <text:p>0.0041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4654">
                <text:p>0.0046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38cm" svg:y="0.237cm" chart:style-name="ch2">
          <text:p>L1 Instruction Cache Miss Ratio</text:p>
        </chart:title>
        <chart:legend chart:legend-position="end" svg:x="13.201cm" svg:y="4.201cm" style:legend-expansion="high" chart:style-name="ch3"/>
        <chart:plot-area chart:style-name="ch4" table:cell-range-address="unroll.B1:unroll.B8 unroll.M1:unroll.M8" chart:data-source-has-labels="both" svg:x="1.305cm" svg:y="1.275cm" svg:width="11.576cm" svg:height="6.59cm">
          <chartooo:coordinate-region svg:x="2.535cm" svg:y="1.475cm" svg:width="9.817cm" svg:height="5.743cm"/>
          <chart:axis chart:dimension="x" chart:name="primary-x" chart:style-name="ch5" chartooo:axis-type="auto">
            <chartooo:date-scale/>
            <chart:title svg:x="5.991cm" svg:y="8.045cm" chart:style-name="ch6">
              <text:p>unrolling size</text:p>
            </chart:title>
            <chart:categories table:cell-range-address="unroll.B2:unroll.B8"/>
          </chart:axis>
          <chart:axis chart:dimension="y" chart:name="primary-y" chart:style-name="ch5">
            <chart:title svg:x="0.451cm" svg:y="7.088cm" chart:style-name="ch7">
              <text:p>L1 instruction cache miss ratio</text:p>
            </chart:title>
            <chart:grid chart:style-name="ch8" chart:class="major"/>
          </chart:axis>
          <chart:series chart:style-name="ch9" chart:values-cell-range-address="unroll.M2:unroll.M8" chart:label-cell-address="unroll.M1:unroll.M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_icmR</text:p>
                <draw:g>
                  <svg:desc>unroll.M1:unroll.M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unroll.B2:unroll.B8</svg:desc>
                </draw:g>
              </table:table-cell>
              <table:table-cell office:value-type="float" office:value="0.000001">
                <text:p>0.000001</text:p>
                <draw:g>
                  <svg:desc>unroll.M2:unroll.M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04">
                <text:p>0.0000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